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8307" calcext:value-type="float">
            <text:p>3958307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980" calcext:value-type="float">
            <text:p>619980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527493" calcext:value-type="float">
            <text:p>34527493</text:p>
          </table:table-cell>
          <table:table-cell table:style-name="ce4" office:value-type="float" office:value="63248" calcext:value-type="float">
            <text:p>6324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0995" calcext:value-type="float">
            <text:p>379099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1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8:16:16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6-29T19:27:56.304000000</dc:date>
    <meta:editing-duration>PT1H3M17S</meta:editing-duration>
    <meta:editing-cycles>10</meta:editing-cycles>
    <meta:generator>LibreOffice/7.1.3.2$Windows_X86_64 LibreOffice_project/47f78053abe362b9384784d31a6e56f8511eb1c1</meta:generator>
    <meta:document-statistic meta:table-count="1" meta:cell-count="4377" meta:object-count="0"/>
  </office:meta>
</office:document-meta>
</file>